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8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9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P10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1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2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4a57e" fo:background-color="transparent" style:font-size-asian="14pt" style:font-weight-asian="bold" style:font-name-complex="Garamond" style:font-size-complex="16pt" style:font-weight-complex="bold"/>
    </style:style>
    <style:style style:name="P13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0ee337" officeooo:paragraph-rsid="000ee337" fo:background-color="transparent" style:font-size-asian="10.5pt" style:font-weight-asian="normal" style:font-name-complex="Garamond" style:font-size-complex="12pt" style:font-weight-complex="normal"/>
    </style:style>
    <style:style style:name="P14" style:family="paragraph" style:parent-style-name="Standard" style:list-style-name="L4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6" style:family="paragraph" style:parent-style-name="Standard" style:list-style-name="L2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17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18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19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20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21" style:family="paragraph" style:parent-style-name="Standard" style:list-style-name="L2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22" style:family="paragraph" style:parent-style-name="Standard" style:list-style-name="L3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35a1" officeooo:paragraph-rsid="001435a1" fo:background-color="transparent" style:font-size-asian="14pt" style:font-weight-asian="bold" style:font-name-complex="Garamond" style:font-size-complex="16pt" style:font-weight-complex="bold"/>
    </style:style>
    <style:style style:name="P23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6618" officeooo:paragraph-rsid="00146618" fo:background-color="transparent" style:font-size-asian="14pt" style:font-weight-asian="bold" style:font-name-complex="Garamond" style:font-size-complex="16pt" style:font-weight-complex="bold"/>
    </style:style>
    <style:style style:name="P24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25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officeooo:paragraph-rsid="001435a1"/>
    </style:style>
    <style:style style:name="P26" style:family="paragraph" style:parent-style-name="Standard">
      <style:paragraph-properties fo:margin-left="2.701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a57e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435a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4a57e" style:font-weight-asian="bold" style:font-weight-complex="bold"/>
    </style:style>
    <style:style style:name="T12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3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none" fo:font-weight="normal" officeooo:rsid="001435a1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none" fo:font-weight="normal" officeooo:rsid="0015dfc2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1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2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3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4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5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style:style style:name="T26" style:family="text">
      <style:text-properties style:font-name="Garamond" fo:font-size="12pt" style:text-underline-style="solid" style:text-underline-width="auto" style:text-underline-color="font-color" fo:font-weight="bold" officeooo:rsid="001435a1" fo:background-color="transparent" loext:char-shading-value="0" style:font-size-asian="10.5pt" style:font-weight-asian="bold" style:font-name-complex="Garamond" style:font-size-complex="12pt" style:font-weight-complex="bold"/>
    </style:style>
    <style:style style:name="T27" style:family="text">
      <style:text-properties officeooo:rsid="001435a1"/>
    </style:style>
    <style:style style:name="T28" style:family="text">
      <style:text-properties officeooo:rsid="0015d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><text:s/></text:p>
      <text:h text:style-name="P7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1459934247073539010" text:style-name="L1">
        <text:list-item>
          <text:p text:style-name="P11"><text:soft-page-break/>arm_data_processing_shift :</text:p>
          <text:p text:style-name="P17">Implantation du fichier <text:span text:style-name="T9">exampleDataProcessing.s</text:span> contenant :</text:p>
        </text:list-item>
      </text:list>
      <text:list xml:id="list4542455025320683966" text:style-name="L2">
        <text:list-item>
          <text:p text:style-name="P21"><text:span text:style-name="T13">Le test de chaque instruction de calcul (</text:span><text:span text:style-name="T16">ADD, SUB, MOV, ...</text:span><text:span text:style-name="T13">) simple de type </text:span><text:span text:style-name="T21">op r0, r1</text:span><text:span text:style-name="T13"> ou : r0 est le registre </text:span><text:span text:style-name="T14">destination</text:span><text:span text:style-name="T13"> </text:span><text:span text:style-name="T14">et operande 0 et r1 est le registre operande 1 (ou immediat) : </text:span><text:span text:style-name="T23">4</text:span><text:span text:style-name="T22">cas</text:span><text:span text:style-name="T14">.</text:span></text:p>
        </text:list-item>
        <text:list-item>
          <text:p text:style-name="P16"><text:span text:style-name="T12">Le test de 2 </text:span><text:span text:style-name="T15">des </text:span><text:span text:style-name="T12">operations précedente</text:span><text:span text:style-name="T15">s</text:span><text:span text:style-name="T12"> (ADD et SUB) <text:s/>avec une operation arithmétique : </text:span><text:span text:style-name="T20">op r0, r1, r2, ari </text:span><text:span text:style-name="T23">r3</text:span><text:span text:style-name="T15"> </text:span><text:span text:style-name="T12"><text:s/></text:span><text:span text:style-name="T15">ou r3 est un registre ou un immediat : </text:span><text:span text:style-name="T23">9 cas</text:span><text:span text:style-name="T15">.</text:span></text:p>
        </text:list-item>
        <text:list-item>
          <text:p text:style-name="P13">Le test des fonctions de test (TST, TEQ, …)</text:p>
        </text:list-item>
      </text:list>
      <text:p text:style-name="P8"/>
      <text:p text:style-name="P9"><text:span text:style-name="T12">Implantation du fichier <text:s/></text:span><text:span text:style-name="T25">exampleDataProcessing</text:span><text:span text:style-name="T24">Save</text:span><text:span text:style-name="T25">.s</text:span><text:span text:style-name="T13"> </text:span><text:span text:style-name="T12">qui reprend les test</text:span><text:span text:style-name="T19">s</text:span><text:span text:style-name="T12"> précédents en demandant au simulateur la modification du registre d'etat CPSR (</text:span><text:span text:style-name="T17">ADDS, SUBS, …</text:span><text:span text:style-name="T12">)</text:span></text:p>
      <text:list xml:id="list1225514310616174874" text:style-name="L3">
        <text:list-item>
          <text:p text:style-name="P22">arm_exception :</text:p>
        </text:list-item>
      </text:list>
      <text:p text:style-name="P25"><text:span text:style-name="T18">Implantation du fichier </text:span><text:span text:style-name="T26">exampleException.s</text:span><text:span text:style-name="T18"> contenant :</text:span></text:p>
      <text:p text:style-name="P18">L'ensemble des vecteurs d'exception chargé à des adresses de type: <text:s text:c="2"/>vectIntInterr + offset où :</text:p>
      <text:list xml:id="list1287558361093634660" text:style-name="L4">
        <text:list-item>
          <text:p text:style-name="P14">« vectInterr » est l'adresse réelle des vecteurs d'interruption dans un pr<text:span text:style-name="T28">o</text:span>cesseur ARM</text:p>
        </text:list-item>
        <text:list-item>
          <text:p text:style-name="P14">« offset » est le d<text:span text:style-name="T28">é</text:span>calage introduit pour pouvoir <text:span text:style-name="T28">é</text:span>crire nos vecteurs d'interruptions à des adresses accessible<text:span text:style-name="T28">s</text:span> en assembleur <text:s/>(0xFFC).</text:p>
        </text:list-item>
      </text:list>
      <text:p text:style-name="P20">Test de tous les types d'exceptions de mani<text:span text:style-name="T28">è</text:span>re individuel<text:span text:style-name="T28">les</text:span> (avec send irq).</text:p>
      <text:p text:style-name="P19">Puis test des exceptions de mani<text:span text:style-name="T28">è</text:span>re croisé<text:span text:style-name="T28">e</text:span> : Levée d'un<text:span text:style-name="T28">e</text:span> exception pendant le traitement d'une autre exception.</text:p>
      <text:list xml:id="list4672336171264136280" text:style-name="L5">
        <text:list-item>
          <text:p text:style-name="P23">arm_branch_others :</text:p>
        </text:list-item>
        <text:list-item>
          <text:p text:style-name="P12">arm_load_store :</text:p>
        </text:list-item>
      </text:list>
      <text:p text:style-name="P24"><text:span text:style-name="T27">Implantation du fichier </text:span><text:span text:style-name="T10">example</text:span><text:span text:style-name="T11">LoadStore</text:span><text:span text:style-name="T10">.s</text:span><text:span text:style-name="T27"> contenant des tests simple. Une mise en mémoire de données précéde les tests, qui ont pour but de mettre en évidence le bon fonctionnement des Load/Store pré-incrémentés avec le registre d'adresse modifié ou non. Ce fichier permet le test des LDR, LDRB, LDRH et ainsi des stores correspondants.</text:span></text:p>
      <text:p text:style-name="P26">De plus, il test les LDM et STRM soit les load/store multiples avec une liste de registre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1:38:10.290645847</dc:date>
    <dc:creator>sidlakhr </dc:creator>
    <meta:generator>LibreOffice/4.2.4.2$Linux_X86_64 LibreOffice_project/420m0$Build-2</meta:generator>
    <meta:editing-duration>PT16M43S</meta:editing-duration>
    <meta:editing-cycles>9</meta:editing-cycles>
    <meta:document-statistic meta:table-count="0" meta:image-count="0" meta:object-count="0" meta:page-count="2" meta:paragraph-count="27" meta:word-count="300" meta:character-count="1852" meta:non-whitespace-character-count="1578"/>
  </office:meta>
</office:document-meta>
</file>